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a813" officeooo:paragraph-rsid="0002a813"/>
    </style:style>
    <style:style style:name="T1" style:family="text">
      <style:text-properties officeooo:rsid="00046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tre de conférence </text:p>
      <text:p text:style-name="P1">50 de recherche </text:p>
      <text:p text:style-name="P1">50 d enseignement </text:p>
      <text:p text:style-name="P1"><text:span text:style-name="T1">fo</text:span>nctionnaire d’état = 17 pou<text:span text:style-name="T1">r</text:span>cent d’impôt ?</text:p>
      <text:p text:style-name="P1"/>
      <text:p text:style-name="P1">Concours après doctorat → si on rate le concours ? </text:p>
      <text:p text:style-name="P1"/>
      <text:p text:style-name="P1">Bon salaire mais pas par rapport au privé </text:p>
      <text:p text:style-name="P1"/>
      <text:p text:style-name="P1">évolution → professeure des universités 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7:04:03.349764642</meta:creation-date>
    <dc:date>2024-09-12T18:47:05.169086842</dc:date>
    <meta:editing-duration>PT1H43M2S</meta:editing-duration>
    <meta:editing-cycles>3</meta:editing-cycles>
    <meta:generator>LibreOffice/7.6.3.2$MacOSX_X86_64 LibreOffice_project/29d686fea9f6705b262d369fede658f824154cc0</meta:generator>
    <meta:document-statistic meta:table-count="0" meta:image-count="0" meta:object-count="0" meta:page-count="1" meta:paragraph-count="7" meta:word-count="39" meta:character-count="232" meta:non-whitespace-character-count="194"/>
  </office:meta>
</office:document-meta>
</file>